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</text:p>
          </table:table-cell>
          <table:table-cell office:value-type="string" calcext:value-type="string">
            <text:p>CROSS reference in linguaggio macchine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3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3:10:47.9184018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7T13:11:02.605724893</dc:date>
    <meta:editing-cycles>188</meta:editing-cycles>
    <meta:editing-duration>P5DT19M11S</meta:editing-duration>
    <meta:generator>LibreOffice/7.0.6.2$Linux_X86_64 LibreOffice_project/00$Build-2</meta:generator>
    <meta:document-statistic meta:table-count="1" meta:cell-count="3992" meta:object-count="0"/>
  </office:meta>
</office:document-meta>
</file>